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text-properties fo:color="#000000" style:font-name="Cambria" fo:font-size="8pt" fo:font-style="italic" fo:font-weight="normal" officeooo:rsid="00d58ca1" officeooo:paragraph-rsid="00f35aab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fo:color="#000000" style:font-name="Cambria" fo:font-size="8pt" fo:font-style="italic" fo:font-weight="normal" officeooo:rsid="00d58ca1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able_20_Contents">
      <style:text-properties officeooo:paragraph-rsid="00e181f1"/>
    </style:style>
    <style:style style:name="P45" style:family="paragraph" style:parent-style-name="Table_20_Contents">
      <style:text-properties officeooo:paragraph-rsid="00ca06a8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5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7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8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9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1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2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6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67" style:family="paragraph">
      <style:paragraph-properties fo:text-align="center"/>
    </style:style>
    <style:style style:name="P68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style:font-name="Cambria" fo:font-weight="bold" style:font-weight-asian="bold" style:font-weight-complex="bold"/>
    </style:style>
    <style:style style:name="T35" style:family="text">
      <style:text-properties style:font-name="Cambria" fo:font-size="8pt" style:font-size-asian="8pt" style:font-size-complex="8pt"/>
    </style:style>
    <style:style style:name="T36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37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38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39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0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1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2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3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44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45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4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4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4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4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5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5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5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55" style:family="text">
      <style:text-properties officeooo:rsid="00a59fa2"/>
    </style:style>
    <style:style style:name="T56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57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58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59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0" style:family="text">
      <style:text-properties style:font-name="Font Awesome 5 Free Solid" officeooo:rsid="00b3d181" style:font-name-asian="Font Awesome 5 Free Solid" style:font-name-complex="Font Awesome 5 Free Solid"/>
    </style:style>
    <style:style style:name="T61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62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63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64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65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66" style:family="text">
      <style:text-properties officeooo:rsid="00b0746f" style:font-name-asian="Font Awesome 5 Brands Regular" style:font-name-complex="Font Awesome 5 Brands Regular"/>
    </style:style>
    <style:style style:name="T67" style:family="text">
      <style:text-properties officeooo:rsid="00b3d181" style:font-name-asian="Font Awesome 5 Brands Regular" style:font-name-complex="Font Awesome 5 Brands Regular"/>
    </style:style>
    <style:style style:name="T68" style:family="text">
      <style:text-properties officeooo:rsid="00e3c31b" style:font-name-asian="Font Awesome 5 Brands Regular" style:font-name-complex="Font Awesome 5 Brands Regular"/>
    </style:style>
    <style:style style:name="T69" style:family="text">
      <style:text-properties fo:color="#0066cc"/>
    </style:style>
    <style:style style:name="T70" style:family="text">
      <style:text-properties fo:color="#0066cc" fo:font-weight="bold" officeooo:rsid="007e0d58" style:font-weight-asian="bold" style:font-weight-complex="bold"/>
    </style:style>
    <style:style style:name="T71" style:family="text">
      <style:text-properties fo:color="#0066cc" fo:font-weight="bold" officeooo:rsid="0095b443" style:font-weight-asian="bold" style:font-weight-complex="bold"/>
    </style:style>
    <style:style style:name="T72" style:family="text">
      <style:text-properties fo:color="#0066cc" officeooo:rsid="00c3733e"/>
    </style:style>
    <style:style style:name="T73" style:family="text">
      <style:text-properties fo:color="#0066cc" officeooo:rsid="00c7336d"/>
    </style:style>
    <style:style style:name="T74" style:family="text">
      <style:text-properties fo:color="#0066cc" officeooo:rsid="00cbf010"/>
    </style:style>
    <style:style style:name="T75" style:family="text">
      <style:text-properties fo:color="#0066cc" officeooo:rsid="00da3a89"/>
    </style:style>
    <style:style style:name="T76" style:family="text">
      <style:text-properties fo:color="#0066cc" officeooo:rsid="00a59fa2"/>
    </style:style>
    <style:style style:name="T77" style:family="text">
      <style:text-properties fo:color="#0066cc" officeooo:rsid="00fe3ca8"/>
    </style:style>
    <style:style style:name="T78" style:family="text">
      <style:text-properties fo:color="#0066cc" officeooo:rsid="0112cdd5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75ec75" style:font-weight-asian="bold" style:font-weight-complex="bold"/>
    </style:style>
    <style:style style:name="T81" style:family="text">
      <style:text-properties officeooo:rsid="00c3733e"/>
    </style:style>
    <style:style style:name="T82" style:family="text">
      <style:text-properties officeooo:rsid="00cd0718"/>
    </style:style>
    <style:style style:name="T83" style:family="text">
      <style:text-properties officeooo:rsid="00d3f7ab"/>
    </style:style>
    <style:style style:name="T84" style:family="text">
      <style:text-properties officeooo:rsid="00d45474"/>
    </style:style>
    <style:style style:name="T85" style:family="text">
      <style:text-properties officeooo:rsid="00e4ae0f"/>
    </style:style>
    <style:style style:name="T86" style:family="text">
      <style:text-properties officeooo:rsid="00ea049a"/>
    </style:style>
    <style:style style:name="T87" style:family="text">
      <style:text-properties officeooo:rsid="00f5bcb3"/>
    </style:style>
    <style:style style:name="T88" style:family="text">
      <style:text-properties officeooo:rsid="00f83f2f"/>
    </style:style>
    <style:style style:name="T89" style:family="text">
      <style:text-properties officeooo:rsid="01094c72"/>
    </style:style>
    <style:style style:name="T90" style:family="text">
      <style:text-properties officeooo:rsid="010f6ea5" style:font-name-asian="Font Awesome 5 Free Solid" style:font-size-asian="7pt" style:font-name-complex="Font Awesome 5 Free Solid"/>
    </style:style>
    <style:style style:name="T91" style:family="text">
      <style:text-properties officeooo:rsid="01123e58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4"/>
        <text:p text:style-name="P53"><text:s/><text:span text:style-name="T34">Alexander van Klaveren<text:tab/><text:tab/><text:tab/></text:span><text:span text:style-name="T63"></text:span><text:span text:style-name="T44"> </text:span><text:span text:style-name="T47">Groningen, The Netherlands</text:span></text:p>
        <text:p text:style-name="P51"><text:s text:c="2"/>Full Stack Developer</text:p>
        <text:p text:style-name="P52"><text:s text:c="2"/><text:tab/><text:tab/><text:tab/><text:tab/><text:tab/><text:tab/><text:tab/><text:tab/><text:tab/><text:span text:style-name="T57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9"/>
        <text:p text:style-name="P66"><text:span text:style-name="T45"><text:s text:c="2"/></text:span><text:span text:style-name="T59"></text:span><text:span text:style-name="T58"> </text:span><text:span text:style-name="T45">alvanklaveren@gmail.com<text:tab/><text:tab/><text:tab/><text:tab/><text:tab/><text:tab/></text:span><text:span text:style-name="T64"></text:span><text:span text:style-name="T43"> </text:span><text:a xlink:type="simple" xlink:href="https://www.alvanklaveren.com/" text:style-name="Internet_20_link" text:visited-style-name="Visited_20_Internet_20_Link"><text:span text:style-name="T46">https://www.alvanklaveren.com</text:span></text:a></text:p>
        <text:p text:style-name="P50"/>
        <text:p text:style-name="P48"><text:span text:style-name="T48"><text:s text:c="2"/></text:span><text:span text:style-name="T90"><text:tab/><text:tab/></text:span><text:span text:style-name="T61"><text:tab/><text:tab/><text:tab/><text:tab/><text:tab/><text:tab/><text:tab/></text:span><text:span text:style-name="T65"></text:span><text:span text:style-name="T66"> <text:s/></text:span><text:span text:style-name="T68">A </text:span><text:span text:style-name="T62"></text:span><text:span text:style-name="T67"> <text:s text:c="2"/>B </text:span><text:span text:style-name="T60"></text:span></text:p>
        <text:p text:style-name="P49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84">i</text:span>s <text:span text:style-name="T84">still</text:span> an absolute joy for me. </text:p>
            <text:p text:style-name="P42">Working in a nic<text:span text:style-name="T91">h</text:span>e market makes it incredibly fun for me and allows me to use </text:p>
            <text:p text:style-name="P42">my creativity and problem-solving abilities to find solutions that cannot so easily </text:p>
            <text:p text:style-name="P43">be picked from the shelf. Although working individually from time to time, I <text:span text:style-name="T91">prefer</text:span> working in teams with like-minded people, sharing knowledge and ideas, while improving the software and each other. </text:p>
            <text:p text:style-name="P40"/>
            <text:p text:style-name="P40">I am eager to learn new things and <text:span text:style-name="T88">always</text:span> invest <text:span text:style-name="T83">time</text:span> at home <text:span text:style-name="T83">to familiarize myself with</text:span> <text:span text:style-name="T87">new technologies and paradigms. </text:span><text:s/></text:p>
            <text:p text:style-name="P38"/>
            <text:p text:style-name="P18"/>
            <text:p text:style-name="P16">Experience</text:p>
            <text:p text:style-name="P21"><text:span text:style-name="T69">20</text:span><text:span text:style-name="T72">19</text:span><text:span text:style-name="T69"> – </text:span><text:span text:style-name="T72">present</text:span><text:span text:style-name="T81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5"><text:span text:style-name="T53"><text:tab/><text:tab/></text:span><text:span text:style-name="T54">our </text:span><text:span text:style-name="T53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 and we</text:span><text:span text:style-name="T12">,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3"><text:span text:style-name="T11"><text:tab/><text:tab/></text:span><text:span text:style-name="T15">q</text:span><text:span text:style-name="T11">uickly respond to the needs of our customers. </text:span><text:span text:style-name="T16">F</text:span><text:span text:style-name="T14">rom my years of experience I help in</text:span></text:p>
            <text:p text:style-name="P32"><text:tab/><text:tab/>decisions on database and code architecture, and invest a lot of my free time learning</text:p>
            <text:p text:style-name="P32"><text:tab/><text:tab/>more about new and better “best practices” and Internet security.</text:p>
            <text:p text:style-name="P32"/>
            <text:p text:style-name="P33"/>
            <text:p text:style-name="P25"><text:span text:style-name="T73">2</text:span><text:span text:style-name="T69">01</text:span><text:span text:style-name="T74">0</text:span><text:span text:style-name="T69"> – 201</text:span><text:span text:style-name="T78">9</text:span><text:span text:style-name="T9"><text:tab/></text:span><text:span text:style-name="T82">(Lead) Senior </text:span>developer<text:span text:style-name="T9"> </text:span><text:span text:style-name="T16">at Maccs International B.V. (Transparant Constructions).</text:span></text:p>
            <text:p text:style-name="P44"><text:span text:style-name="T49"><text:tab/><text:tab/></text:span><text:span text:style-name="T50">Working on our main product MACCS </text:span><text:span text:style-name="T51">(www.maccs.com)</text:span><text:span text:style-name="T50">, a de</text:span><text:span text:style-name="T52">s</text:span><text:span text:style-name="T50">ktop application for</text:span></text:p>
            <text:p text:style-name="P26"><text:span text:style-name="T28">Ubbena / Groningen</text:span><text:span text:style-name="T16"><text:tab/></text:span><text:span text:style-name="T21">t</text:span><text:span text:style-name="T16">heatrical distribution using PowerScript (PowerBuilder) and Oracle. </text:span><text:span text:style-name="T18">Took lead and</text:span></text:p>
            <text:p text:style-name="P25"><text:span text:style-name="T18"><text:tab/><text:tab/>majority of projects funded </text:span><text:span text:style-name="T19">b</text:span><text:span text:style-name="T18">y Warner Bros and Paramount. </text:span><text:span text:style-name="T16">Training and coaching</text:span></text:p>
            <text:p text:style-name="P25"><text:span text:style-name="T16"><text:tab/><text:tab/></text:span><text:span text:style-name="T21">c</text:span><text:span text:style-name="T16">olleagues in the </text:span><text:span text:style-name="T18">N</text:span><text:span text:style-name="T16">etherlands and abroad. </text:span><text:span text:style-name="T18">Training and coaching end-users on-site </text:span></text:p>
            <text:p text:style-name="P25"><text:span text:style-name="T18"><text:tab/><text:tab/>in the Netherlands and abroad (mainly Europe). </text:span><text:span text:style-name="T23">At the end of 2014, I<text:tab/>decided to</text:span></text:p>
            <text:p text:style-name="P25"><text:span text:style-name="T23"><text:tab/><text:tab/>combine work with going back to University to get my Master’</text:span><text:span text:style-name="T27">s</text:span><text:span text:style-name="T23"> degree, </text:span><text:span text:style-name="T24">while learning</text:span></text:p>
            <text:p text:style-name="P25"><text:span text:style-name="T24"><text:tab/><text:tab/>more on service oriented architectures and internet security, </text:span><text:span text:style-name="T25">eventually </text:span><text:span text:style-name="T23">mov</text:span><text:span text:style-name="T25">ing </text:span><text:span text:style-name="T23">on </text:span><text:span text:style-name="T24">t</text:span><text:span text:style-name="T23">o </text:span></text:p>
            <text:p text:style-name="P25"><text:span text:style-name="T23"><text:tab/><text:tab/>a new projec</text:span><text:span text:style-name="T26">t</text:span><text:span text:style-name="T23">, at which time I started t</text:span><text:span text:style-name="T17">ransferring </text:span><text:span text:style-name="T23">my </text:span><text:span text:style-name="T17">knowledge and coach </text:span><text:span text:style-name="T21">t</text:span><text:span text:style-name="T17">he new</text:span></text:p>
            <text:p text:style-name="P25"><text:span text:style-name="T17"><text:tab/><text:tab/>scrum teams (</text:span><text:span text:style-name="T23">(lead) </text:span><text:span text:style-name="T17">developers/product owners) to </text:span><text:span text:style-name="T26">e</text:span><text:span text:style-name="T17">ase </text:span><text:span text:style-name="T26">m</text:span><text:span text:style-name="T17">y leave. </text:span></text:p>
            <text:p text:style-name="P34"/>
            <text:p text:style-name="P36"/>
            <text:p text:style-name="P28"><text:span text:style-name="T69">200</text:span><text:span text:style-name="T77">8</text:span><text:span text:style-name="T69"> – 2010</text:span><text:span text:style-name="T9"><text:tab/></text:span>Junior <text:span text:style-name="T86">software developer</text:span><text:span text:style-name="T15"> </text:span><text:span text:style-name="T16">at </text:span><text:span text:style-name="T30">ADG Applications </text:span><text:span text:style-name="T16"><text:s/>Transparant Constructions).</text:span><text:span text:style-name="T9"> </text:span></text:p>
            <text:p text:style-name="P35"><text:tab/><text:tab/>With a Java background (college), in this period I learned to work with Powerbuilder</text:p>
            <text:p text:style-name="P28"><text:span text:style-name="T29">Ubbena</text:span><text:span text:style-name="T9"><text:tab/><text:tab/>and Oracle, give demos to potential customers, deploy MACCS in various countries</text:span></text:p>
            <text:p text:style-name="P28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6"/>
            <text:p text:style-name="P2"/>
            <text:p text:style-name="P27"><text:span text:style-name="T69">200</text:span><text:span text:style-name="T75">2</text:span><text:span text:style-name="T69"> – 200</text:span><text:span text:style-name="T77">8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7"><text:tab/><text:tab/>tech-savvy employee I took care of the network infrastructure and application</text:p>
            <text:p text:style-name="P27"><text:span text:style-name="T29">Roden</text:span><text:span text:style-name="T22"><text:tab/><text:tab/>management. In this period I got some certificates in accounting (LOI Praktijkdiploma</text:span></text:p>
            <text:p text:style-name="P29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29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69">20</text:span><text:span text:style-name="T76">15</text:span><text:span text:style-name="T69"> – </text:span><text:span text:style-name="T76">2019</text:span><text:span text:style-name="T55"><text:tab/></text:span><text:span text:style-name="T10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69">1998 – 2002</text:span> <text:tab/><text:span text:style-name="T9">Bachelor of Science – Software Engineering</text:span></text:p>
            <text:p text:style-name="P31"><text:tab/><text:tab/><text:span text:style-name="T89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3236152075" text:style-name="L1">
              <text:list-header>
                <text:p text:style-name="P56"/>
              </text:list-header>
            </text:list>
            <text:p text:style-name="P55"><text:span text:style-name="T70">Skills / </text:span><text:span text:style-name="T71">Proficiencies</text:span></text:p>
            <text:p text:style-name="P7">Languages</text:p>
            <text:list xml:id="list94240252416808" text:continue-numbering="true" text:style-name="L1">
              <text:list-item>
                <text:p text:style-name="P57"><text:span text:style-name="T36">Java </text:span><text:span text:style-name="T37">(</text:span><text:span text:style-name="T36">Spring Boot, Hibernate, Wicke</text:span><text:span text:style-name="T38">t, </text:span><text:span text:style-name="T40">Maven, Git, </text:span><text:span text:style-name="T38">Tomcat</text:span><text:span text:style-name="T37">)</text:span><text:span text:style-name="T35"> <text:s text:c="9"/><text:tab/><text:tab/><text:tab/><text:tab/> <text:s text:c="6"/></text:span><text:span text:style-name="T35"><draw:custom-shape text:anchor-type="as-char" svg:y="-0.052in" draw:z-index="9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0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1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2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3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tab/></text:span><text:span text:style-name="T3">Advanced </text:span></text:p>
              </text:list-item>
            </text:list>
            <text:p text:style-name="P11"/>
            <text:list xml:id="list2065537491" text:style-name="L2">
              <text:list-item>
                <text:p text:style-name="P58"><text:span text:style-name="T37">Typescript (Angular 2), HTML, CSS, Bootstrap</text:span><text:span text:style-name="T35"><text:tab/> <text:s text:c="6"/></text:span><text:span text:style-name="T35"><draw:custom-shape text:anchor-type="as-char" svg:y="-0.052in" draw:z-index="14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5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6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7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8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 text:c="2"/></text:span></text:p>
                <text:p text:style-name="P60"><text:span text:style-name="T5"><text:tab/></text:span><text:span text:style-name="T4">Intermediate </text:span></text:p>
                <text:p text:style-name="P62"/>
              </text:list-item>
            </text:list>
            <text:p text:style-name="P4"><text:span text:style-name="T80">Relational </text:span><text:span text:style-name="T79">Databases</text:span></text:p>
            <text:list xml:id="list94242349221094" text:continue-numbering="true" text:style-name="L2">
              <text:list-item>
                <text:p text:style-name="P63"><text:span text:style-name="T36">Oracle, My</text:span><text:span text:style-name="T37">S</text:span><text:span text:style-name="T36">ql, </text:span><text:span text:style-name="T39">MariaD</text:span><text:span text:style-name="T37">B</text:span><text:span text:style-name="T35"><text:tab/><text:tab/> <text:s text:c="10"/></text:span><text:span text:style-name="T35"><draw:custom-shape text:anchor-type="as-char" svg:y="-0.052in" draw:z-index="20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1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2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3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4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1"><text:span text:style-name="T5"><text:s/><text:tab/> </text:span><text:span text:style-name="T3">Advanced </text:span></text:p>
              </text:list-item>
            </text:list>
            <text:p text:style-name="P47"/>
            <text:p text:style-name="P46"><text:span text:style-name="T42">I</text:span><text:span text:style-name="T41">DE</text:span></text:p>
            <text:list xml:id="list94240960939701" text:continue-numbering="true" text:style-name="L2">
              <text:list-item>
                <text:p text:style-name="P64">Eclipse, IntelliJ, Android Studio</text:p>
              </text:list-item>
            </text:list>
            <text:p text:style-name="P9"/>
            <text:p text:style-name="P9">Operating Systems</text:p>
            <text:list xml:id="list2649969793" text:style-name="L3">
              <text:list-item>
                <text:p text:style-name="P65">Windows <text:s/>/ Linux <text:span text:style-name="T85">(</text:span><text:span text:style-name="T56"></text:span><text:span text:style-name="T85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1T09:41:44.331399445</dc:date>
    <meta:editing-duration>PT10H13M54S</meta:editing-duration>
    <meta:editing-cycles>243</meta:editing-cycles>
    <meta:generator>LibreOffice/6.0.7.3$Linux_X86_64 LibreOffice_project/00m0$Build-3</meta:generator>
    <meta:document-statistic meta:table-count="1" meta:image-count="0" meta:object-count="0" meta:page-count="1" meta:paragraph-count="65" meta:word-count="542" meta:character-count="3747" meta:non-whitespace-character-count="3064"/>
  </office:meta>
</office:document-meta>
</file>